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nny -B 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bel3x3</text:p>
          </table:table-cell>
          <table:table-cell office:value-type="string" calcext:value-type="string">
            <text:p>phaseAndMagnitude</text:p>
          </table:table-cell>
          <table:table-cell office:value-type="string" calcext:value-type="string">
            <text:p>nonMaxSupression</text:p>
          </table:table-cell>
          <table:table-cell office:value-type="string" calcext:value-type="string">
            <text:p>edgeTrac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in (ms)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977.658" calcext:value-type="float">
            <text:p>977.658</text:p>
          </table:table-cell>
          <table:table-cell office:value-type="float" office:value="603.8" calcext:value-type="float">
            <text:p>603.8</text:p>
          </table:table-cell>
          <table:table-cell office:value-type="float" office:value="514.532" calcext:value-type="float">
            <text:p>514.532</text:p>
          </table:table-cell>
          <table:table-cell office:value-type="float" office:value="71.627" calcext:value-type="float">
            <text:p>71.627</text:p>
          </table:table-cell>
          <table:table-cell office:value-type="float" office:value="2167.616" calcext:value-type="float">
            <text:p>2167.6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mizations</text:p>
          </table:table-cell>
          <table:table-cell office:value-type="float" office:value="58.495" calcext:value-type="float">
            <text:p>58.495</text:p>
          </table:table-cell>
          <table:table-cell office:value-type="float" office:value="443.831" calcext:value-type="float">
            <text:p>443.831</text:p>
          </table:table-cell>
          <table:table-cell office:value-type="float" office:value="164.395" calcext:value-type="float">
            <text:p>164.395</text:p>
          </table:table-cell>
          <table:table-cell office:value-type="float" office:value="36.129" calcext:value-type="float">
            <text:p>36.129</text:p>
          </table:table-cell>
          <table:table-cell office:value-type="float" office:value="702.85" calcext:value-type="float">
            <text:p>702.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ization</text:p>
          </table:table-cell>
          <table:table-cell office:value-type="float" office:value="61.569" calcext:value-type="float">
            <text:p>61.569</text:p>
          </table:table-cell>
          <table:table-cell office:value-type="float" office:value="455.419" calcext:value-type="float">
            <text:p>455.419</text:p>
          </table:table-cell>
          <table:table-cell office:value-type="float" office:value="160.413" calcext:value-type="float">
            <text:p>160.413</text:p>
          </table:table-cell>
          <table:table-cell office:value-type="float" office:value="37.627" calcext:value-type="float">
            <text:p>37.627</text:p>
          </table:table-cell>
          <table:table-cell office:value-type="float" office:value="715.027" calcext:value-type="float">
            <text:p>715.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 relaxation</text:p>
          </table:table-cell>
          <table:table-cell office:value-type="float" office:value="58.545" calcext:value-type="float">
            <text:p>58.545</text:p>
          </table:table-cell>
          <table:table-cell office:value-type="float" office:value="42.282" calcext:value-type="float">
            <text:p>42.282</text:p>
          </table:table-cell>
          <table:table-cell office:value-type="float" office:value="157.887" calcext:value-type="float">
            <text:p>157.887</text:p>
          </table:table-cell>
          <table:table-cell office:value-type="float" office:value="32.021" calcext:value-type="float">
            <text:p>32.021</text:p>
          </table:table-cell>
          <table:table-cell office:value-type="float" office:value="290.736" calcext:value-type="float">
            <text:p>290.7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"+ O3”</text:p>
          </table:table-cell>
          <table:table-cell office:value-type="float" office:value="44.078" calcext:value-type="float">
            <text:p>44.078</text:p>
          </table:table-cell>
          <table:table-cell office:value-type="float" office:value="42.05" calcext:value-type="float">
            <text:p>42.05</text:p>
          </table:table-cell>
          <table:table-cell office:value-type="float" office:value="157.109" calcext:value-type="float">
            <text:p>157.109</text:p>
          </table:table-cell>
          <table:table-cell office:value-type="float" office:value="38.9" calcext:value-type="float">
            <text:p>38.9</text:p>
          </table:table-cell>
          <table:table-cell office:value-type="float" office:value="282.21" calcext:value-type="float">
            <text:p>282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office:value-type="float" office:value="16.606" calcext:value-type="float">
            <text:p>16.606</text:p>
          </table:table-cell>
          <table:table-cell office:value-type="float" office:value="65.26" calcext:value-type="float">
            <text:p>65.26</text:p>
          </table:table-cell>
          <table:table-cell office:value-type="float" office:value="23.05" calcext:value-type="float">
            <text:p>23.05</text:p>
          </table:table-cell>
          <table:table-cell office:value-type="float" office:value="37.83" calcext:value-type="float">
            <text:p>37.83</text:p>
          </table:table-cell>
          <table:table-cell office:value-type="float" office:value="142.7" calcext:value-type="float">
            <text:p>142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7:24:19.371498119</meta:creation-date>
    <meta:generator>LibreOffice/7.3.7.2$Linux_X86_64 LibreOffice_project/30$Build-2</meta:generator>
    <dc:date>2023-10-29T14:58:49.103841213</dc:date>
    <meta:editing-duration>PT1H2M14S</meta:editing-duration>
    <meta:editing-cycles>6</meta:editing-cycles>
    <meta:document-statistic meta:table-count="1" meta:cell-count="43" meta:object-count="0"/>
  </office:meta>
</office:document-meta>
</file>